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9afc2"/>
    </style:style>
    <style:style style:name="T1" style:family="text">
      <style:text-properties officeooo:rsid="0009afc2"/>
    </style:style>
    <style:style style:name="T2" style:family="text">
      <style:text-properties officeooo:rsid="000b18a8"/>
    </style:style>
    <style:style style:name="T3" style:family="text">
      <style:text-properties officeooo:rsid="000cd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<text:span text:style-name="T1">0 Food, this is food. And test case. This-not-good-enough. <text:s text:c="7"/></text:span></text:p>
      <text:p text:style-name="P1"><text:span text:style-name="T1"><text:tab/>1 Food, this is food. And test case. This-not-good-enough. <text:s/></text:span></text:p>
      <text:p text:style-name="P1"><text:span text:style-name="T1"><text:tab/>2 Food, this is food. And test case. This-not-good-enough. <text:s/></text:span></text:p>
      <text:p text:style-name="P1"><text:span text:style-name="T1"><text:tab/>3 Food, this is food. And test case. This-not-good-enough. <text:s/></text:span></text:p>
      <text:p text:style-name="P1"/>
      <text:p text:style-name="P1"><text:tab/><text:span text:style-name="T2">Gao( Chutian), is my </text:span><text:a xlink:type="simple" xlink:href="mailto:N@me"><text:span text:style-name="T2">N@me</text:span></text:a><text:span text:style-name="T2">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3">Flatbread, Chicken. And cheese; <text:tab/><text:tab/>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0:05:07.336879000</meta:creation-date>
    <dc:date>2014-07-30T11:12:51.231145000</dc:date>
    <meta:editing-duration>PT1H5M52S</meta:editing-duration>
    <meta:editing-cycles>2</meta:editing-cycles>
    <meta:generator>LibreOffice/4.2.5.2$MacOSX_x86 LibreOffice_project/61cb170a04bb1f12e77c884eab9192be736ec5f5</meta:generator>
    <meta:document-statistic meta:table-count="0" meta:image-count="0" meta:object-count="0" meta:page-count="1" meta:paragraph-count="6" meta:word-count="45" meta:character-count="313" meta:non-whitespace-character-count="250"/>
  </office:meta>
</office:document-meta>
</file>